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B000000CB723138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44pt" fo:text-shadow="1pt 1pt" fo:font-weight="bold" style:font-size-asian="44pt" style:font-weight-asian="bold" style:font-size-complex="44pt" style:font-weight-complex="600"/>
    </style:style>
    <style:style style:name="T1" style:family="text">
      <style:text-properties fo:color="#ff3333" fo:font-size="44pt" fo:text-shadow="1pt 1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96cm" svg:height="7.16cm" svg:x="7.496cm" svg:y="10.389cm">
          <draw:image xlink:href="Pictures/10000000000000BB000000CB723138AA.png" xlink:type="simple" xlink:show="embed" xlink:actuate="onLoad">
            <text:p/>
          </draw:image>
        </draw:frame>
        <draw:frame draw:style-name="gr2" draw:text-style-name="P2" draw:layer="layout" svg:width="6.86cm" svg:height="1.991cm" draw:transform="rotate (-0.785398163397448) translate (9.64cm 11.667cm)">
          <draw:text-box>
            <text:p><text:span text:style-name="T1">RES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0T07:44:08.003826074</dc:date>
    <meta:generator>LibreOffice/4.2.8.2$Linux_X86_64 LibreOffice_project/420m0$Build-2</meta:generator>
    <meta:document-statistic meta:object-count="2"/>
  </office:meta>
</office:document-meta>
</file>